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officeooo:rsid="0002bd8b" officeooo:paragraph-rsid="0002bd8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bold" officeooo:rsid="0002bd8b" officeooo:paragraph-rsid="0002bd8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normal" officeooo:rsid="0002bd8b" officeooo:paragraph-rsid="0002bd8b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officeooo:rsid="006ed0a0" officeooo:paragraph-rsid="006ed0a0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language="en" fo:country="US" fo:font-weight="bold" officeooo:rsid="006ed0a0" officeooo:paragraph-rsid="006ed0a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bold" officeooo:rsid="00729474" officeooo:paragraph-rsid="0072947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bold" officeooo:rsid="00734c3f" officeooo:paragraph-rsid="00734c3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bold" officeooo:rsid="007b4524" officeooo:paragraph-rsid="007b452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n" fo:country="US" fo:font-weight="bold" officeooo:rsid="007c2ed1" officeooo:paragraph-rsid="007c2ed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normal" officeooo:rsid="006ed0a0" officeooo:paragraph-rsid="006ed0a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normal" officeooo:rsid="00734c3f" officeooo:paragraph-rsid="00734c3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normal" officeooo:rsid="00762c89" officeooo:paragraph-rsid="00762c8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normal" officeooo:rsid="007b4524" officeooo:paragraph-rsid="007b452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7db69e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fo:language="en" fo:country="US" fo:font-weight="bold" officeooo:rsid="007c2ed1" officeooo:paragraph-rsid="007c2ed1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50e6" style:font-weight-asian="bold" style:font-weight-complex="bold"/>
    </style:style>
    <style:style style:name="T3" style:family="text">
      <style:text-properties officeooo:rsid="0072351a"/>
    </style:style>
    <style:style style:name="T4" style:family="text">
      <style:text-properties officeooo:rsid="007850e6"/>
    </style:style>
    <style:style style:name="T5" style:family="text">
      <style:text-properties officeooo:rsid="007f57b4"/>
    </style:style>
    <style:style style:name="T6" style:family="text">
      <style:text-properties officeooo:rsid="0080e9e5"/>
    </style:style>
    <style:style style:name="T7" style:family="text">
      <style:text-properties officeooo:rsid="0082e029"/>
    </style:style>
    <style:style style:name="T8" style:family="text">
      <style:text-properties officeooo:rsid="008417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 memory to Gino And Xiomara, my dog and my mother.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SDFS Simple Distributed Filesystem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FS Layer</text:p>
      <text:p text:style-name="P1"/>
      <text:p text:style-name="P2">Abstract</text:p>
      <text:p text:style-name="P2"/>
      <text:p text:style-name="P10">The <text:span text:style-name="T3">FS Layer provide services to actually access the file system and implement the features that upper layers export for client softwares.</text:span></text:p>
      <text:p text:style-name="P3"/>
      <text:p text:style-name="P7">DataTypes</text:p>
      <text:p text:style-name="P7"/>
      <text:p text:style-name="P11">typedef struct stat sdfs_stat;</text:p>
      <text:p text:style-name="P11"/>
      <text:p text:style-name="P12"><text:span text:style-name="T1">sdfs_stat</text:span> represents the file or directory metadata. <text:span text:style-name="T4">It has the same members that </text:span><text:span text:style-name="T2">struct stat </text:span><text:span text:style-name="T4">structure has. It is documented in the libc documentation. </text:span></text:p>
      <text:p text:style-name="P12"/>
      <text:p text:style-name="P8">Functions</text:p>
      <text:p text:style-name="P8"/>
      <text:p text:style-name="P13">sdfs_err sdfs_mkfile(const sdfs_str <text:span text:style-name="T1">path</text:span>);</text:p>
      <text:p text:style-name="P14"><text:tab/><text:span text:style-name="T5">The sdfs_mkfile c</text:span>reate<text:span text:style-name="T5">s</text:span> a new file. The first parameter has the destination path. <text:span text:style-name="T5">If <text:tab/>sdfs_mkfile fails, it return one of the following errors:</text:span></text:p>
      <text:p text:style-name="P14"><text:tab/></text:p>
      <text:p text:style-name="P14"><text:tab/>SDFS_FSEACCES<text:span text:style-name="T5">S<text:tab/><text:tab/>The process has not the proper access to create a file in the <text:tab/><text:tab/><text:tab/><text:tab/><text:tab/>destination path.</text:span></text:p>
      <text:p text:style-name="P14"/>
      <text:p text:style-name="P14"><text:tab/>SDFS_FSEEXIST<text:tab/><text:tab/><text:span text:style-name="T6">The file indicated by path already exist.</text:span></text:p>
      <text:p text:style-name="P14"/>
      <text:p text:style-name="P14"><text:tab/>SDFS_FSERROR<text:tab/><text:tab/><text:span text:style-name="T6">This generic error is returned if any other error condition <text:tab/><text:tab/><text:tab/><text:tab/><text:tab/><text:tab/>arise.</text:span></text:p>
      <text:p text:style-name="P14"/>
      <text:p text:style-name="P14"><text:tab/>SDFS_FSSUCCESS<text:tab/><text:tab/><text:span text:style-name="T7">The operation was completed successfully.</text:span></text:p>
      <text:p text:style-name="P14"><text:tab/></text:p>
      <text:p text:style-name="P14"><text:tab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7T14:36:13.901692135</meta:creation-date>
    <dc:date>2024-01-18T12:41:59.425960488</dc:date>
    <meta:editing-duration>PT4H36M58S</meta:editing-duration>
    <meta:editing-cycles>117</meta:editing-cycles>
    <meta:generator>LibreOffice/6.1.5.2$Linux_X86_64 LibreOffice_project/10$Build-2</meta:generator>
    <meta:document-statistic meta:table-count="0" meta:image-count="0" meta:object-count="0" meta:page-count="2" meta:paragraph-count="18" meta:word-count="139" meta:character-count="933" meta:non-whitespace-character-count="784"/>
  </office:meta>
</office:document-meta>
</file>